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29ce57" officeooo:paragraph-rsid="0038a794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849d76" officeooo:paragraph-rsid="00849d76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849d76" officeooo:paragraph-rsid="0071d1b0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85b60d" officeooo:paragraph-rsid="0085b60d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878cb5" officeooo:paragraph-rsid="00878cb5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878cb5" officeooo:paragraph-rsid="0088a041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849d76" officeooo:paragraph-rsid="00849d76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849d76" officeooo:paragraph-rsid="0085b60d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25fac5" officeooo:paragraph-rsid="0085b60d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style="normal" fo:font-weight="normal" officeooo:rsid="00849d76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style="normal" fo:font-weight="normal" officeooo:rsid="0086cbba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0pt" fo:font-style="normal" fo:font-weight="normal" officeooo:rsid="00873c85" officeooo:paragraph-rsid="0085b60d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4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5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6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7" style:family="paragraph" style:parent-style-name="Standard">
      <style:paragraph-properties fo:line-height="100%"/>
      <style:text-properties fo:color="#ffffff" fo:font-size="10pt" officeooo:rsid="003f1388" officeooo:paragraph-rsid="003f1388" fo:background-color="#666666" style:font-size-asian="10pt" style:font-size-complex="10pt"/>
    </style:style>
    <style:style style:name="P18" style:family="paragraph" style:parent-style-name="Standard">
      <style:paragraph-properties fo:line-height="100%"/>
      <style:text-properties officeooo:rsid="0030f4a0" officeooo:paragraph-rsid="0030f4a0"/>
    </style:style>
    <style:style style:name="P19" style:family="paragraph" style:parent-style-name="Standard">
      <style:paragraph-properties fo:text-align="start" style:justify-single-word="false"/>
      <style:text-properties style:text-line-through-style="solid" style:text-line-through-type="single" fo:font-size="10pt" fo:font-weight="normal" officeooo:rsid="0025fac5" officeooo:paragraph-rsid="0085b60d" style:font-size-asian="10pt" style:font-weight-asian="normal" style:font-size-complex="10pt" style:font-weight-complex="normal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49d76" style:font-size-asian="10pt" style:font-size-complex="10pt"/>
    </style:style>
    <style:style style:name="T5" style:family="text">
      <style:text-properties officeooo:rsid="0029ce57"/>
    </style:style>
    <style:style style:name="T6" style:family="text">
      <style:text-properties fo:font-style="italic" officeooo:rsid="0025fac5" style:font-style-asian="italic" style:font-style-complex="italic"/>
    </style:style>
    <style:style style:name="T7" style:family="text">
      <style:text-properties officeooo:rsid="0086cbba"/>
    </style:style>
    <style:style style:name="T8" style:family="text">
      <style:text-properties officeooo:rsid="00873c85"/>
    </style:style>
    <style:style style:name="T9" style:family="text">
      <style:text-properties fo:font-style="normal" officeooo:rsid="0025fac5" style:font-style-asian="normal" style:font-style-complex="normal"/>
    </style:style>
    <style:style style:name="T10" style:family="text">
      <style:text-properties fo:font-style="normal" officeooo:rsid="0086cbba" style:font-style-asian="normal" style:font-style-complex="normal"/>
    </style:style>
    <style:style style:name="T11" style:family="text">
      <style:text-properties officeooo:rsid="00878cb5"/>
    </style:style>
    <style:style style:name="T12" style:family="text">
      <style:text-properties officeooo:rsid="0088a0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3">Name</text:p>
          </table:table-cell>
          <table:table-cell table:style-name="Table1.B1" office:value-type="string">
            <text:p text:style-name="P18"><text:span text:style-name="T2">Ex1_</text:span><text:span text:style-name="T4">3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14"><text:span text:style-name="T5">Challenge</text:span> </text:p>
          </table:table-cell>
          <table:table-cell table:style-name="Table1.B2" office:value-type="string">
            <text:p text:style-name="P2">Manually Install Python-Nmap</text:p>
          </table:table-cell>
        </table:table-row>
        <table:table-row table:style-name="Table1.1">
          <table:table-cell table:style-name="Table1.A3" office:value-type="string">
            <text:p text:style-name="P16">Prereqs</text:p>
          </table:table-cell>
          <table:table-cell table:style-name="Table1.B4" office:value-type="string">
            <text:p text:style-name="P3">python-nmap-0.6.1.tar.gz</text:p>
          </table:table-cell>
        </table:table-row>
        <table:table-row table:style-name="Table1.1">
          <table:table-cell table:style-name="Table1.A3" office:value-type="string">
            <text:p text:style-name="P16">Narrative</text:p>
          </table:table-cell>
          <table:table-cell table:style-name="Table1.B4" office:value-type="string">
            <text:p text:style-name="P2">Manually install (using setup.py) the python-namp package using the tarball provided in the class repository.</text:p>
          </table:table-cell>
        </table:table-row>
        <table:table-row table:style-name="Table1.1">
          <table:table-cell table:style-name="Table1.A1" office:value-type="string">
            <text:p text:style-name="P15">Instructions</text:p>
          </table:table-cell>
          <table:table-cell table:style-name="Table1.B5" office:value-type="string">
            <text:p text:style-name="P7">Uncompress, untar, <text:span text:style-name="T7">and install</text:span> the python-nmap file from the class repository.</text:p>
            <text:p text:style-name="P8"/>
            <text:p text:style-name="P8"><text:s text:c="5"/>tar xvzf python-nmap-0.6.1.tar.gz</text:p>
            <text:p text:style-name="P8"/>
            <text:p text:style-name="P9"><text:s text:c="5"/>python setup.py --help <text:s text:c="2"/># view the options</text:p>
            <text:p text:style-name="P19"><text:s text:c="5"/>python setup.py install <text:s text:c="2"/># install in the system Python area <text:s/>(root)</text:p>
            <text:p text:style-name="P8"><text:span text:style-name="T6"><text:s text:c="5"/></text:span><text:span text:style-name="T9">python setup.py install -- user <text:s text:c="2"/># <text:s/>install to user’s package area <text:s text:c="3"/></text:span><text:span text:style-name="T10">(Please use this option)</text:span></text:p>
            <text:p text:style-name="P11"><text:s text:c="5"/>Create a virtualenv (call it ‘Port_scanner’ or something similar) and cd into it...</text:p>
            <text:p text:style-name="P12"><text:s text:c="5"/>From inside the virtualenv directory, run “pip install python-nmap”.</text:p>
            <text:p text:style-name="P10"><text:s text:c="5"/><text:span text:style-name="T11">Running the command ‘pip list’ should show about 4-5 modules and one should be</text:span></text:p>
            <text:p text:style-name="P10"><text:s text:c="10"/><text:span text:style-name="T8">python-nmap. <text:s/>You don’t see very many because you can’t see the system modules.</text:span></text:p>
            <text:p text:style-name="P10"/>
            <text:p text:style-name="P10"><text:s text:c="5"/><text:span text:style-name="T8">Use this virtualenv to build your port scanner (Ex1_6 – Ex1_9)</text:span></text:p>
            <text:p text:style-name="P10"><text:s text:c="5"/><text:span text:style-name="T8">If everything installed properly, running the nmap_check.pyc script should provide a flag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43</meta:editing-cycles>
    <meta:creation-date>2016-06-29T12:46:00</meta:creation-date>
    <dc:date>2016-09-24T10:09:10.882397596</dc:date>
    <meta:editing-duration>PT12H24M43S</meta:editing-duration>
    <meta:generator>LibreOffice/5.1.5.2$Linux_X86_64 LibreOffice_project/10$Build-2</meta:generator>
    <meta:document-statistic meta:table-count="1" meta:image-count="0" meta:object-count="0" meta:page-count="1" meta:paragraph-count="20" meta:word-count="147" meta:character-count="1062" meta:non-whitespace-character-count="867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